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ionTypeReference.ReflectionTypeReference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flectionTypeReference.getEnclosingClass( Class &lt; ? &gt; 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flectionTypeReference.getCanoni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ypeReference.of(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flectionTypeReference.isPrimiti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